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19.3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fo:background-color="#ffff00" style:rotation-align="none"/>
    </style:style>
    <style:style style:name="ce19" style:family="table-cell" style:parent-style-name="Default" style:data-style-name="N100">
      <style:table-cell-properties fo:background-color="transparent" style:rotation-align="none"/>
    </style:style>
    <style:style style:name="ce20" style:family="table-cell" style:parent-style-name="Default" style:data-style-name="N100">
      <style:table-cell-properties fo:background-color="#fff2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84313725490196" calcext:value-type="percentage">
            <text:p>98.43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 prefix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number-columns-repeated="3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000000101" calcext:value-type="string">
            <text:p>0001000100000000000000000101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number-columns-repeated="3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000000101" calcext:value-type="string">
            <text:p>0001000100000000000000000101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96078431372549" calcext:value-type="percentage">
            <text:p>99.61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4" calcext:value-type="float">
            <text:p>114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00/00/00</text:date>, <text:time style:data-style-name="N2" text:time-value="20:50:24.99710053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4-12T21:42:18.686475415</dc:date>
    <meta:generator>LibreOffice/6.0.7.3$Linux_X86_64 LibreOffice_project/00m0$Build-3</meta:generator>
    <meta:editing-duration>PT6H35M51S</meta:editing-duration>
    <meta:editing-cycles>20</meta:editing-cycles>
    <meta:document-statistic meta:table-count="2" meta:cell-count="10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